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6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1.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19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6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3465a4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3465a4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ea7500" fo:font-size="8pt" style:font-size-asian="8pt" style:font-size-complex="8pt"/>
    </style:style>
    <style:style style:name="T5" style:family="text">
      <style:text-properties fo:color="#3465a4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3.2cm" svg:viewBox="0 0 800 0" svg:d="M0 0c200 0 600 0 800 0">
            <text:p/>
          </draw:path>
          <draw:path draw:style-name="gr1" draw:text-style-name="P1" draw:layer="layout" svg:width="0.799cm" svg:height="0cm" svg:x="12.6cm" svg:y="12.8cm" svg:viewBox="0 0 800 0" svg:d="M0 0c200 0 600 0 800 0">
            <text:p/>
          </draw:path>
          <draw:path draw:style-name="gr1" draw:text-style-name="P1" draw:layer="layout" svg:width="0cm" svg:height="0.799cm" svg:x="13cm" svg:y="12cm" svg:viewBox="0 0 0 800" svg:d="M0 0c0 267 0 533 0 800">
            <text:p/>
          </draw:path>
          <draw:path draw:style-name="gr1" draw:text-style-name="P1" draw:layer="layout" svg:width="0cm" svg:height="0.799cm" svg:x="13cm" svg:y="13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g>
          <draw:line draw:style-name="gr4" draw:text-style-name="P1" draw:layer="layout" svg:x1="12.4cm" svg:y1="5.5cm" svg:x2="12.4cm" svg:y2="6.5cm">
            <text:p/>
          </draw:line>
          <draw:line draw:style-name="gr4" draw:text-style-name="P1" draw:layer="layout" svg:x1="12.6cm" svg:y1="5.3cm" svg:x2="12.6cm" svg:y2="5.7cm">
            <text:p/>
          </draw:line>
          <draw:line draw:style-name="gr4" draw:text-style-name="P1" draw:layer="layout" svg:x1="12.6cm" svg:y1="5.8cm" svg:x2="12.6cm" svg:y2="6.2cm">
            <text:p/>
          </draw:line>
          <draw:line draw:style-name="gr4" draw:text-style-name="P1" draw:layer="layout" svg:x1="12.6cm" svg:y1="6.3cm" svg:x2="12.6cm" svg:y2="6.7cm">
            <text:p/>
          </draw:line>
          <draw:line draw:style-name="gr4" draw:text-style-name="P1" draw:layer="layout" svg:x1="12.6cm" svg:y1="6.5cm" svg:x2="13cm" svg:y2="6.5cm">
            <text:p/>
          </draw:line>
          <draw:line draw:style-name="gr4" draw:text-style-name="P1" draw:layer="layout" svg:x1="12.6cm" svg:y1="6cm" svg:x2="13cm" svg:y2="6cm">
            <text:p/>
          </draw:line>
          <draw:line draw:style-name="gr4" draw:text-style-name="P1" draw:layer="layout" svg:x1="13cm" svg:y1="7cm" svg:x2="13cm" svg:y2="6cm">
            <text:p/>
          </draw:line>
          <draw:line draw:style-name="gr4" draw:text-style-name="P1" draw:layer="layout" svg:x1="12.6cm" svg:y1="5.5cm" svg:x2="13cm" svg:y2="5.5cm">
            <text:p/>
          </draw:line>
          <draw:line draw:style-name="gr4" draw:text-style-name="P1" draw:layer="layout" svg:x1="13cm" svg:y1="5.5cm" svg:x2="13cm" svg:y2="5cm">
            <text:p/>
          </draw:line>
          <draw:line draw:style-name="gr4" draw:text-style-name="P1" draw:layer="layout" svg:x1="12cm" svg:y1="6.5cm" svg:x2="12.4cm" svg:y2="6.5cm">
            <text:p/>
          </draw:line>
          <draw:custom-shape draw:style-name="gr10" draw:text-style-name="P6" draw:layer="layout" svg:width="0.2cm" svg:height="0.2cm" draw:transform="rotate (1.5707963267949) translate (12.7cm 6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7.5cm" svg:y1="8cm" svg:x2="9.5cm" svg:y2="8cm">
          <text:p/>
        </draw:line>
        <draw:custom-shape draw:style-name="gr11" draw:text-style-name="P7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g>
          <draw:line draw:style-name="gr4" draw:text-style-name="P1" draw:layer="layout" svg:x1="15.3cm" svg:y1="6.3cm" svg:x2="15.3cm" svg:y2="5.7cm">
            <text:p/>
          </draw:line>
          <draw:custom-shape draw:style-name="gr11" draw:text-style-name="P7" draw:layer="layout" svg:width="0.2cm" svg:height="0.12cm" svg:x="15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5.2cm" svg:y1="5.94cm" svg:x2="15.4cm" svg:y2="5.94cm">
            <text:p/>
          </draw:line>
          <draw:line draw:style-name="gr4" draw:text-style-name="P1" draw:layer="layout" svg:x1="15.3cm" svg:y1="5.7cm" svg:x2="15.3cm" svg:y2="5.5cm">
            <text:p/>
          </draw:line>
          <draw:line draw:style-name="gr4" draw:text-style-name="P1" draw:layer="layout" svg:x1="15.3cm" svg:y1="6.5cm" svg:x2="15.3cm" svg:y2="6.3cm">
            <text:p/>
          </draw:line>
          <draw:line draw:style-name="gr4" draw:text-style-name="P1" draw:layer="layout" svg:x1="15.3cm" svg:y1="5.5cm" svg:x2="15cm" svg:y2="5.5cm">
            <text:p/>
          </draw:line>
          <draw:g>
            <draw:line draw:style-name="gr4" draw:text-style-name="P1" draw:layer="layout" svg:x1="14.4cm" svg:y1="5.5cm" svg:x2="14.4cm" svg:y2="6.5cm">
              <text:p/>
            </draw:line>
            <draw:line draw:style-name="gr4" draw:text-style-name="P1" draw:layer="layout" svg:x1="14.6cm" svg:y1="5.3cm" svg:x2="14.6cm" svg:y2="5.7cm">
              <text:p/>
            </draw:line>
            <draw:line draw:style-name="gr4" draw:text-style-name="P1" draw:layer="layout" svg:x1="14.6cm" svg:y1="5.8cm" svg:x2="14.6cm" svg:y2="6.2cm">
              <text:p/>
            </draw:line>
            <draw:line draw:style-name="gr4" draw:text-style-name="P1" draw:layer="layout" svg:x1="14.6cm" svg:y1="6.3cm" svg:x2="14.6cm" svg:y2="6.7cm">
              <text:p/>
            </draw:line>
            <draw:line draw:style-name="gr4" draw:text-style-name="P1" draw:layer="layout" svg:x1="14.6cm" svg:y1="6.5cm" svg:x2="15cm" svg:y2="6.5cm">
              <text:p/>
            </draw:line>
            <draw:line draw:style-name="gr4" draw:text-style-name="P1" draw:layer="layout" svg:x1="14.6cm" svg:y1="6cm" svg:x2="15cm" svg:y2="6cm">
              <text:p/>
            </draw:line>
            <draw:line draw:style-name="gr4" draw:text-style-name="P1" draw:layer="layout" svg:x1="15cm" svg:y1="7cm" svg:x2="15cm" svg:y2="6cm">
              <text:p/>
            </draw:line>
            <draw:line draw:style-name="gr4" draw:text-style-name="P1" draw:layer="layout" svg:x1="14.6cm" svg:y1="5.5cm" svg:x2="15cm" svg:y2="5.5cm">
              <text:p/>
            </draw:line>
            <draw:line draw:style-name="gr4" draw:text-style-name="P1" draw:layer="layout" svg:x1="15cm" svg:y1="5.5cm" svg:x2="15cm" svg:y2="5cm">
              <text:p/>
            </draw:line>
            <draw:line draw:style-name="gr4" draw:text-style-name="P1" draw:layer="layout" svg:x1="14cm" svg:y1="6.5cm" svg:x2="14.4cm" svg:y2="6.5cm">
              <text:p/>
            </draw:line>
            <draw:custom-shape draw:style-name="gr10" draw:text-style-name="P6" draw:layer="layout" svg:width="0.2cm" svg:height="0.2cm" draw:transform="rotate (1.5707963267949) translate (14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5.3cm" svg:y1="6.5cm" svg:x2="15cm" svg:y2="6.5cm">
            <text:p/>
          </draw:line>
        </draw:g>
        <draw:g>
          <draw:line draw:style-name="gr4" draw:text-style-name="P1" draw:layer="layout" svg:x1="12.4cm" svg:y1="3.5cm" svg:x2="12.4cm" svg:y2="2.5cm">
            <text:p/>
          </draw:line>
          <draw:line draw:style-name="gr4" draw:text-style-name="P1" draw:layer="layout" svg:x1="12.6cm" svg:y1="3.7cm" svg:x2="12.6cm" svg:y2="3.3cm">
            <text:p/>
          </draw:line>
          <draw:line draw:style-name="gr4" draw:text-style-name="P1" draw:layer="layout" svg:x1="12.6cm" svg:y1="3.2cm" svg:x2="12.6cm" svg:y2="2.8cm">
            <text:p/>
          </draw:line>
          <draw:line draw:style-name="gr4" draw:text-style-name="P1" draw:layer="layout" svg:x1="12.6cm" svg:y1="2.7cm" svg:x2="12.6cm" svg:y2="2.3cm">
            <text:p/>
          </draw:line>
          <draw:line draw:style-name="gr4" draw:text-style-name="P1" draw:layer="layout" svg:x1="12.6cm" svg:y1="2.5cm" svg:x2="13cm" svg:y2="2.5cm">
            <text:p/>
          </draw:line>
          <draw:line draw:style-name="gr4" draw:text-style-name="P1" draw:layer="layout" svg:x1="12.6cm" svg:y1="3cm" svg:x2="13cm" svg:y2="3cm">
            <text:p/>
          </draw:line>
          <draw:line draw:style-name="gr4" draw:text-style-name="P1" draw:layer="layout" svg:x1="13cm" svg:y1="2cm" svg:x2="13cm" svg:y2="3cm">
            <text:p/>
          </draw:line>
          <draw:line draw:style-name="gr4" draw:text-style-name="P1" draw:layer="layout" svg:x1="12.6cm" svg:y1="3.5cm" svg:x2="13cm" svg:y2="3.5cm">
            <text:p/>
          </draw:line>
          <draw:line draw:style-name="gr4" draw:text-style-name="P1" draw:layer="layout" svg:x1="13cm" svg:y1="3.5cm" svg:x2="13cm" svg:y2="4cm">
            <text:p/>
          </draw:line>
          <draw:line draw:style-name="gr4" draw:text-style-name="P1" draw:layer="layout" svg:x1="12cm" svg:y1="3.5cm" svg:x2="12.4cm" svg:y2="3.5cm">
            <text:p/>
          </draw:line>
          <draw:custom-shape draw:style-name="gr10" draw:text-style-name="P6" draw:layer="layout" svg:width="0.2cm" svg:height="0.2cm" draw:transform="rotate (1.5707963267949) translate (12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5.3cm" svg:y1="3.3cm" svg:x2="15.3cm" svg:y2="2.7cm">
              <text:p/>
            </draw:line>
            <draw:custom-shape draw:style-name="gr11" draw:text-style-name="P7" draw:layer="layout" svg:width="0.2cm" svg:height="0.12cm" svg:x="15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5.2cm" svg:y1="2.94cm" svg:x2="15.4cm" svg:y2="2.94cm">
              <text:p/>
            </draw:line>
            <draw:line draw:style-name="gr4" draw:text-style-name="P1" draw:layer="layout" svg:x1="15.3cm" svg:y1="2.7cm" svg:x2="15.3cm" svg:y2="2.5cm">
              <text:p/>
            </draw:line>
            <draw:line draw:style-name="gr4" draw:text-style-name="P1" draw:layer="layout" svg:x1="15.3cm" svg:y1="3.5cm" svg:x2="15.3cm" svg:y2="3.3cm">
              <text:p/>
            </draw:line>
            <draw:line draw:style-name="gr4" draw:text-style-name="P1" draw:layer="layout" svg:x1="15.3cm" svg:y1="2.5cm" svg:x2="15cm" svg:y2="2.5cm">
              <text:p/>
            </draw:line>
            <draw:line draw:style-name="gr4" draw:text-style-name="P1" draw:layer="layout" svg:x1="15.3cm" svg:y1="3.5cm" svg:x2="15cm" svg:y2="3.5cm">
              <text:p/>
            </draw:line>
          </draw:g>
          <draw:line draw:style-name="gr4" draw:text-style-name="P1" draw:layer="layout" svg:x1="14.4cm" svg:y1="3.5cm" svg:x2="14.4cm" svg:y2="2.5cm">
            <text:p/>
          </draw:line>
          <draw:line draw:style-name="gr4" draw:text-style-name="P1" draw:layer="layout" svg:x1="14.6cm" svg:y1="3.7cm" svg:x2="14.6cm" svg:y2="3.3cm">
            <text:p/>
          </draw:line>
          <draw:line draw:style-name="gr4" draw:text-style-name="P1" draw:layer="layout" svg:x1="14.6cm" svg:y1="3.2cm" svg:x2="14.6cm" svg:y2="2.8cm">
            <text:p/>
          </draw:line>
          <draw:line draw:style-name="gr4" draw:text-style-name="P1" draw:layer="layout" svg:x1="14.6cm" svg:y1="2.7cm" svg:x2="14.6cm" svg:y2="2.3cm">
            <text:p/>
          </draw:line>
          <draw:line draw:style-name="gr4" draw:text-style-name="P1" draw:layer="layout" svg:x1="14.6cm" svg:y1="2.5cm" svg:x2="15cm" svg:y2="2.5cm">
            <text:p/>
          </draw:line>
          <draw:line draw:style-name="gr4" draw:text-style-name="P1" draw:layer="layout" svg:x1="14.6cm" svg:y1="3cm" svg:x2="15cm" svg:y2="3cm">
            <text:p/>
          </draw:line>
          <draw:line draw:style-name="gr4" draw:text-style-name="P1" draw:layer="layout" svg:x1="15cm" svg:y1="2cm" svg:x2="15cm" svg:y2="3cm">
            <text:p/>
          </draw:line>
          <draw:line draw:style-name="gr4" draw:text-style-name="P1" draw:layer="layout" svg:x1="14.6cm" svg:y1="3.5cm" svg:x2="15cm" svg:y2="3.5cm">
            <text:p/>
          </draw:line>
          <draw:line draw:style-name="gr4" draw:text-style-name="P1" draw:layer="layout" svg:x1="15cm" svg:y1="3.5cm" svg:x2="15cm" svg:y2="4cm">
            <text:p/>
          </draw:line>
          <draw:line draw:style-name="gr4" draw:text-style-name="P1" draw:layer="layout" svg:x1="14cm" svg:y1="3.5cm" svg:x2="14.4cm" svg:y2="3.5cm">
            <text:p/>
          </draw:line>
          <draw:custom-shape draw:style-name="gr10" draw:text-style-name="P6" draw:layer="layout" svg:width="0.2cm" svg:height="0.2cm" draw:transform="rotate (1.5707963267949) translate (14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0.5cm" svg:y1="2.7cm" svg:x2="10.5cm" svg:y2="3.3cm">
            <text:p/>
          </draw:line>
          <draw:line draw:style-name="gr4" draw:text-style-name="P1" draw:layer="layout" svg:x1="10.5cm" svg:y1="2.8cm" svg:x2="11cm" svg:y2="2.5cm">
            <text:p/>
          </draw:line>
          <draw:line draw:style-name="gr4" draw:text-style-name="P1" draw:layer="layout" svg:x1="10.5cm" svg:y1="3.2cm" svg:x2="11cm" svg:y2="3.5cm">
            <text:p/>
          </draw:line>
          <draw:line draw:style-name="gr4" draw:text-style-name="P1" draw:layer="layout" svg:x1="10cm" svg:y1="3cm" svg:x2="10.5cm" svg:y2="3cm">
            <text:p/>
          </draw:line>
          <draw:custom-shape draw:style-name="gr5" draw:text-style-name="P5" draw:layer="layout" svg:width="1cm" svg:height="1cm" svg:x="10.2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2cm" svg:x2="11cm" svg:y2="2.5cm">
            <text:p/>
          </draw:line>
          <draw:line draw:style-name="gr4" draw:text-style-name="P1" draw:layer="layout" svg:x1="11cm" svg:y1="3.5cm" svg:x2="11cm" svg:y2="4cm">
            <text:p/>
          </draw:line>
          <draw:custom-shape draw:style-name="gr10" draw:text-style-name="P6" draw:layer="layout" svg:width="0.2cm" svg:height="0.2cm" draw:transform="rotate (-0.99413954193597) translate (10.715cm 2.53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0" draw:text-style-name="P6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4" draw:text-style-name="P1" draw:layer="layout" svg:x1="19.3cm" svg:y1="3.3cm" svg:x2="19.3cm" svg:y2="2.7cm">
              <text:p/>
            </draw:line>
            <draw:custom-shape draw:style-name="gr11" draw:text-style-name="P7" draw:layer="layout" svg:width="0.2cm" svg:height="0.12cm" svg:x="19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9.2cm" svg:y1="2.94cm" svg:x2="19.4cm" svg:y2="2.94cm">
              <text:p/>
            </draw:line>
            <draw:line draw:style-name="gr4" draw:text-style-name="P1" draw:layer="layout" svg:x1="19.3cm" svg:y1="2.7cm" svg:x2="19.3cm" svg:y2="2.5cm">
              <text:p/>
            </draw:line>
            <draw:line draw:style-name="gr4" draw:text-style-name="P1" draw:layer="layout" svg:x1="19.3cm" svg:y1="3.5cm" svg:x2="19.3cm" svg:y2="3.3cm">
              <text:p/>
            </draw:line>
            <draw:line draw:style-name="gr4" draw:text-style-name="P1" draw:layer="layout" svg:x1="19.3cm" svg:y1="2.5cm" svg:x2="19cm" svg:y2="2.5cm">
              <text:p/>
            </draw:line>
            <draw:line draw:style-name="gr4" draw:text-style-name="P1" draw:layer="layout" svg:x1="19.3cm" svg:y1="3.5cm" svg:x2="19cm" svg:y2="3.5cm">
              <text:p/>
            </draw:line>
          </draw:g>
          <draw:line draw:style-name="gr4" draw:text-style-name="P1" draw:layer="layout" svg:x1="18.4cm" svg:y1="3.5cm" svg:x2="18.4cm" svg:y2="2.5cm">
            <text:p/>
          </draw:line>
          <draw:line draw:style-name="gr4" draw:text-style-name="P1" draw:layer="layout" svg:x1="18.6cm" svg:y1="3.7cm" svg:x2="18.6cm" svg:y2="2.3cm">
            <text:p/>
          </draw:line>
          <draw:line draw:style-name="gr4" draw:text-style-name="P1" draw:layer="layout" svg:x1="18.6cm" svg:y1="2.5cm" svg:x2="19cm" svg:y2="2.5cm">
            <text:p/>
          </draw:line>
          <draw:line draw:style-name="gr4" draw:text-style-name="P1" draw:layer="layout" svg:x1="18.6cm" svg:y1="3cm" svg:x2="19cm" svg:y2="3cm">
            <text:p/>
          </draw:line>
          <draw:line draw:style-name="gr4" draw:text-style-name="P1" draw:layer="layout" svg:x1="19cm" svg:y1="2cm" svg:x2="19cm" svg:y2="3cm">
            <text:p/>
          </draw:line>
          <draw:line draw:style-name="gr4" draw:text-style-name="P1" draw:layer="layout" svg:x1="18.6cm" svg:y1="3.5cm" svg:x2="19cm" svg:y2="3.5cm">
            <text:p/>
          </draw:line>
          <draw:line draw:style-name="gr4" draw:text-style-name="P1" draw:layer="layout" svg:x1="19cm" svg:y1="3.5cm" svg:x2="19cm" svg:y2="4cm">
            <text:p/>
          </draw:line>
          <draw:line draw:style-name="gr4" draw:text-style-name="P1" draw:layer="layout" svg:x1="18cm" svg:y1="3.5cm" svg:x2="18.4cm" svg:y2="3.5cm">
            <text:p/>
          </draw:line>
          <draw:custom-shape draw:style-name="gr10" draw:text-style-name="P6" draw:layer="layout" svg:width="0.2cm" svg:height="0.2cm" draw:transform="rotate (1.5707963267949) translate (18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9.3cm" svg:y1="6.3cm" svg:x2="19.3cm" svg:y2="5.7cm">
            <text:p/>
          </draw:line>
          <draw:custom-shape draw:style-name="gr11" draw:text-style-name="P7" draw:layer="layout" svg:width="0.2cm" svg:height="0.12cm" svg:x="19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9.2cm" svg:y1="5.94cm" svg:x2="19.4cm" svg:y2="5.94cm">
            <text:p/>
          </draw:line>
          <draw:line draw:style-name="gr4" draw:text-style-name="P1" draw:layer="layout" svg:x1="19.3cm" svg:y1="5.7cm" svg:x2="19.3cm" svg:y2="5.5cm">
            <text:p/>
          </draw:line>
          <draw:line draw:style-name="gr4" draw:text-style-name="P1" draw:layer="layout" svg:x1="19.3cm" svg:y1="6.5cm" svg:x2="19.3cm" svg:y2="6.3cm">
            <text:p/>
          </draw:line>
          <draw:line draw:style-name="gr4" draw:text-style-name="P1" draw:layer="layout" svg:x1="19.3cm" svg:y1="5.5cm" svg:x2="19cm" svg:y2="5.5cm">
            <text:p/>
          </draw:line>
          <draw:g>
            <draw:line draw:style-name="gr4" draw:text-style-name="P1" draw:layer="layout" svg:x1="18.4cm" svg:y1="5.5cm" svg:x2="18.4cm" svg:y2="6.5cm">
              <text:p/>
            </draw:line>
            <draw:line draw:style-name="gr4" draw:text-style-name="P1" draw:layer="layout" svg:x1="18.6cm" svg:y1="5.3cm" svg:x2="18.6cm" svg:y2="6.7cm">
              <text:p/>
            </draw:line>
            <draw:line draw:style-name="gr4" draw:text-style-name="P1" draw:layer="layout" svg:x1="18.6cm" svg:y1="6.5cm" svg:x2="19cm" svg:y2="6.5cm">
              <text:p/>
            </draw:line>
            <draw:line draw:style-name="gr4" draw:text-style-name="P1" draw:layer="layout" svg:x1="18.6cm" svg:y1="6cm" svg:x2="19cm" svg:y2="6cm">
              <text:p/>
            </draw:line>
            <draw:line draw:style-name="gr4" draw:text-style-name="P1" draw:layer="layout" svg:x1="19cm" svg:y1="7cm" svg:x2="19cm" svg:y2="6cm">
              <text:p/>
            </draw:line>
            <draw:line draw:style-name="gr4" draw:text-style-name="P1" draw:layer="layout" svg:x1="18.6cm" svg:y1="5.5cm" svg:x2="19cm" svg:y2="5.5cm">
              <text:p/>
            </draw:line>
            <draw:line draw:style-name="gr4" draw:text-style-name="P1" draw:layer="layout" svg:x1="19cm" svg:y1="5.5cm" svg:x2="19cm" svg:y2="5cm">
              <text:p/>
            </draw:line>
            <draw:line draw:style-name="gr4" draw:text-style-name="P1" draw:layer="layout" svg:x1="18cm" svg:y1="6.5cm" svg:x2="18.4cm" svg:y2="6.5cm">
              <text:p/>
            </draw:line>
            <draw:custom-shape draw:style-name="gr10" draw:text-style-name="P6" draw:layer="layout" svg:width="0.2cm" svg:height="0.2cm" draw:transform="rotate (1.5707963267949) translate (18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9.3cm" svg:y1="6.5cm" svg:x2="19cm" svg:y2="6.5cm">
            <text:p/>
          </draw:line>
        </draw:g>
        <draw:g>
          <draw:line draw:style-name="gr4" draw:text-style-name="P1" draw:layer="layout" svg:x1="16.4cm" svg:y1="5.5cm" svg:x2="16.4cm" svg:y2="6.5cm">
            <text:p/>
          </draw:line>
          <draw:line draw:style-name="gr4" draw:text-style-name="P1" draw:layer="layout" svg:x1="16.6cm" svg:y1="5.3cm" svg:x2="16.6cm" svg:y2="6.7cm">
            <text:p/>
          </draw:line>
          <draw:line draw:style-name="gr4" draw:text-style-name="P1" draw:layer="layout" svg:x1="16.6cm" svg:y1="6.5cm" svg:x2="17cm" svg:y2="6.5cm">
            <text:p/>
          </draw:line>
          <draw:line draw:style-name="gr4" draw:text-style-name="P1" draw:layer="layout" svg:x1="17cm" svg:y1="7cm" svg:x2="17cm" svg:y2="6.5cm">
            <text:p/>
          </draw:line>
          <draw:line draw:style-name="gr4" draw:text-style-name="P1" draw:layer="layout" svg:x1="16.6cm" svg:y1="5.5cm" svg:x2="17cm" svg:y2="5.5cm">
            <text:p/>
          </draw:line>
          <draw:line draw:style-name="gr4" draw:text-style-name="P1" draw:layer="layout" svg:x1="17cm" svg:y1="5.5cm" svg:x2="17cm" svg:y2="5cm">
            <text:p/>
          </draw:line>
          <draw:line draw:style-name="gr4" draw:text-style-name="P1" draw:layer="layout" svg:x1="16cm" svg:y1="6cm" svg:x2="16.4cm" svg:y2="6cm">
            <text:p/>
          </draw:line>
          <draw:custom-shape draw:style-name="gr10" draw:text-style-name="P6" draw:layer="layout" svg:width="0.2cm" svg:height="0.2cm" draw:transform="rotate (-1.5707963267949) translate (17cm 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6.4cm" svg:y1="2.5cm" svg:x2="16.4cm" svg:y2="3.5cm">
            <text:p/>
          </draw:line>
          <draw:line draw:style-name="gr4" draw:text-style-name="P1" draw:layer="layout" svg:x1="16.6cm" svg:y1="2.3cm" svg:x2="16.6cm" svg:y2="3.7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4cm" svg:x2="17cm" svg:y2="3.5cm">
            <text:p/>
          </draw:line>
          <draw:line draw:style-name="gr4" draw:text-style-name="P1" draw:layer="layout" svg:x1="16.6cm" svg:y1="2.5cm" svg:x2="17cm" svg:y2="2.5cm">
            <text:p/>
          </draw:line>
          <draw:line draw:style-name="gr4" draw:text-style-name="P1" draw:layer="layout" svg:x1="17cm" svg:y1="2.5cm" svg:x2="17cm" svg:y2="2cm">
            <text:p/>
          </draw:line>
          <draw:line draw:style-name="gr4" draw:text-style-name="P1" draw:layer="layout" svg:x1="16cm" svg:y1="3cm" svg:x2="16.4cm" svg:y2="3cm">
            <text:p/>
          </draw:line>
          <draw:custom-shape draw:style-name="gr10" draw:text-style-name="P6" draw:layer="layout" svg:width="0.2cm" svg:height="0.2cm" draw:transform="rotate (-1.5707963267949) translate (16.8cm 2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8" draw:layer="layout" svg:width="1.256cm" svg:height="0.887cm" svg:x="10.144cm" svg:y="1.075cm">
          <draw:text-box>
            <text:p text:style-name="P2"><text:span text:style-name="T2">BJT,</text:span><text:span text:style-name="T2"><text:line-break/></text:span><text:span text:style-name="T2">Circle</text:span></text:p>
          </draw:text-box>
        </draw:frame>
        <draw:g>
          <draw:line draw:style-name="gr12" draw:text-style-name="P1" draw:layer="layout" svg:x1="10.5cm" svg:y1="5.7cm" svg:x2="10.5cm" svg:y2="6.3cm">
            <text:p/>
          </draw:line>
          <draw:line draw:style-name="gr4" draw:text-style-name="P1" draw:layer="layout" svg:x1="10.5cm" svg:y1="5.8cm" svg:x2="11cm" svg:y2="5.5cm">
            <text:p/>
          </draw:line>
          <draw:line draw:style-name="gr4" draw:text-style-name="P1" draw:layer="layout" svg:x1="10.5cm" svg:y1="6.2cm" svg:x2="11cm" svg:y2="6.5cm">
            <text:p/>
          </draw:line>
          <draw:line draw:style-name="gr4" draw:text-style-name="P1" draw:layer="layout" svg:x1="10cm" svg:y1="6cm" svg:x2="10.5cm" svg:y2="6cm">
            <text:p/>
          </draw:line>
          <draw:custom-shape draw:style-name="gr5" draw:text-style-name="P5" draw:layer="layout" svg:width="1cm" svg:height="1cm" svg:x="10.2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5cm" svg:x2="11cm" svg:y2="5.5cm">
            <text:p/>
          </draw:line>
          <draw:line draw:style-name="gr4" draw:text-style-name="P1" draw:layer="layout" svg:x1="11cm" svg:y1="6.5cm" svg:x2="11cm" svg:y2="7cm">
            <text:p/>
          </draw:line>
          <draw:custom-shape draw:style-name="gr10" draw:text-style-name="P6" draw:layer="layout" svg:width="0.2cm" svg:height="0.2cm" draw:transform="rotate (1.03044239037745) translate (10.606cm 6.35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9" draw:layer="layout" svg:width="2.085cm" svg:height="0.725cm" svg:x="1.415cm" svg:y="9.675cm">
          <draw:text-box>
            <text:p><text:span text:style-name="T3">Junction</text:span></text:p>
          </draw:text-box>
        </draw:frame>
        <draw:frame draw:style-name="gr15" draw:text-style-name="P9" draw:layer="layout" svg:width="2.102cm" svg:height="0.725cm" svg:x="1.3cm" svg:y="10.575cm">
          <draw:text-box>
            <text:p><text:span text:style-name="T3">Terminal</text:span></text:p>
          </draw:text-box>
        </draw:frame>
        <draw:custom-shape draw:style-name="gr16" draw:text-style-name="P10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7" draw:text-style-name="P9" draw:layer="layout" svg:width="1.37cm" svg:height="0.725cm" svg:x="1.315cm" svg:y="8.6cm">
          <draw:text-box>
            <text:p><text:span text:style-name="T3">Wire</text:span></text:p>
          </draw:text-box>
        </draw:frame>
        <draw:frame draw:style-name="gr18" draw:text-style-name="P11" draw:layer="layout" svg:width="1.73cm" svg:height="0.725cm" svg:x="1.37cm" svg:y="11.6cm">
          <draw:text-box>
            <text:p><text:span text:style-name="T4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9" draw:text-style-name="P12" draw:layer="layout" svg:width="1.256cm" svg:height="0.725cm" svg:x="1.37cm" svg:y="12.5cm">
          <draw:text-box>
            <text:p><text:span text:style-name="T5">Value</text:span></text:p>
          </draw:text-box>
        </draw:frame>
        <draw:g>
          <draw:path draw:style-name="gr1" draw:text-style-name="P1" draw:layer="layout" svg:width="0.799cm" svg:height="0cm" svg:x="14.6cm" svg:y="12.8cm" svg:viewBox="0 0 800 0" svg:d="M0 0c200 0 600 0 800 0">
            <text:p/>
          </draw:path>
          <draw:path draw:style-name="gr1" draw:text-style-name="P1" draw:layer="layout" svg:width="0cm" svg:height="0.799cm" svg:x="15cm" svg:y="12cm" svg:viewBox="0 0 0 800" svg:d="M0 0c0 267 0 533 0 800">
            <text:p/>
          </draw:path>
          <draw:path draw:style-name="gr1" draw:text-style-name="P1" draw:layer="layout" svg:width="0cm" svg:height="0.899cm" svg:x="15cm" svg:y="13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3.2937423816913cm)" svg:viewBox="0 0 640 488" svg:d="M0 8c560-80 640 480 640 480">
            <text:p/>
          </draw:path>
        </draw:g>
        <draw:frame draw:style-name="gr20" draw:text-style-name="P13" draw:layer="layout" svg:width="1.8cm" svg:height="1.3cm" svg:x="15.9cm" svg:y="0.7cm">
          <draw:text-box>
            <text:p text:style-name="P2"><text:span text:style-name="T2">Depletion</text:span></text:p>
            <text:p text:style-name="P2"><text:span text:style-name="T2">Mode</text:span></text:p>
            <text:p text:style-name="P2"><text:span text:style-name="T2">Style 1</text:span></text:p>
          </draw:text-box>
        </draw:frame>
        <draw:frame draw:style-name="gr21" draw:text-style-name="P13" draw:layer="layout" svg:width="1.696cm" svg:height="1.205cm" svg:x="18cm" svg:y="0.695cm">
          <draw:text-box>
            <text:p text:style-name="P2"><text:span text:style-name="T2">Depletion</text:span></text:p>
            <text:p text:style-name="P2"><text:span text:style-name="T2">Mode</text:span></text:p>
            <text:p text:style-name="P2"><text:span text:style-name="T2">Style 2</text:span></text:p>
          </draw:text-box>
        </draw:frame>
        <draw:g>
          <draw:line draw:style-name="gr12" draw:text-style-name="P1" draw:layer="layout" svg:x1="8.5cm" svg:y1="2.7cm" svg:x2="8.5cm" svg:y2="3.3cm">
            <text:p/>
          </draw:line>
          <draw:line draw:style-name="gr4" draw:text-style-name="P1" draw:layer="layout" svg:x1="8.5cm" svg:y1="2.8cm" svg:x2="9cm" svg:y2="2.5cm">
            <text:p/>
          </draw:line>
          <draw:line draw:style-name="gr4" draw:text-style-name="P1" draw:layer="layout" svg:x1="8.5cm" svg:y1="3.2cm" svg:x2="9cm" svg:y2="3.5cm">
            <text:p/>
          </draw:line>
          <draw:line draw:style-name="gr4" draw:text-style-name="P1" draw:layer="layout" svg:x1="8cm" svg:y1="3cm" svg:x2="8.5cm" svg:y2="3cm">
            <text:p/>
          </draw:line>
          <draw:line draw:style-name="gr4" draw:text-style-name="P1" draw:layer="layout" svg:x1="9cm" svg:y1="2cm" svg:x2="9cm" svg:y2="2.5cm">
            <text:p/>
          </draw:line>
          <draw:line draw:style-name="gr4" draw:text-style-name="P1" draw:layer="layout" svg:x1="9cm" svg:y1="3.5cm" svg:x2="9cm" svg:y2="4cm">
            <text:p/>
          </draw:line>
          <draw:custom-shape draw:style-name="gr10" draw:text-style-name="P6" draw:layer="layout" svg:width="0.2cm" svg:height="0.2cm" draw:transform="rotate (-0.99413954193597) translate (8.715cm 2.53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8.5cm" svg:y1="5.7cm" svg:x2="8.5cm" svg:y2="6.3cm">
            <text:p/>
          </draw:line>
          <draw:line draw:style-name="gr4" draw:text-style-name="P1" draw:layer="layout" svg:x1="8.5cm" svg:y1="5.8cm" svg:x2="9cm" svg:y2="5.5cm">
            <text:p/>
          </draw:line>
          <draw:line draw:style-name="gr4" draw:text-style-name="P1" draw:layer="layout" svg:x1="8.5cm" svg:y1="6.2cm" svg:x2="9cm" svg:y2="6.5cm">
            <text:p/>
          </draw:line>
          <draw:line draw:style-name="gr4" draw:text-style-name="P1" draw:layer="layout" svg:x1="8cm" svg:y1="6cm" svg:x2="8.5cm" svg:y2="6cm">
            <text:p/>
          </draw:line>
          <draw:line draw:style-name="gr4" draw:text-style-name="P1" draw:layer="layout" svg:x1="9cm" svg:y1="5cm" svg:x2="9cm" svg:y2="5.5cm">
            <text:p/>
          </draw:line>
          <draw:line draw:style-name="gr4" draw:text-style-name="P1" draw:layer="layout" svg:x1="9cm" svg:y1="6.5cm" svg:x2="9cm" svg:y2="7cm">
            <text:p/>
          </draw:line>
          <draw:custom-shape draw:style-name="gr10" draw:text-style-name="P6" draw:layer="layout" svg:width="0.2cm" svg:height="0.2cm" draw:transform="rotate (1.03044239037745) translate (8.606cm 6.35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2" draw:text-style-name="P8" draw:layer="layout" svg:width="1.666cm" svg:height="0.887cm" svg:x="8cm" svg:y="1.075cm">
          <draw:text-box>
            <text:p text:style-name="P2"><text:span text:style-name="T2">BJT,</text:span><text:span text:style-name="T2"><text:line-break/></text:span><text:span text:style-name="T2">No Circle</text:span></text:p>
          </draw:text-box>
        </draw:frame>
        <draw:line draw:style-name="gr4" draw:text-style-name="P1" draw:layer="layout" svg:x1="1.5cm" svg:y1="6cm" svg:x2="2cm" svg:y2="5.5cm">
          <text:p/>
        </draw:line>
        <draw:line draw:style-name="gr4" draw:text-style-name="P1" draw:layer="layout" svg:x1="2cm" svg:y1="6.5cm" svg:x2="2.5cm" svg:y2="6cm">
          <text:p/>
        </draw:line>
        <draw:line draw:style-name="gr4" draw:text-style-name="P1" draw:layer="layout" svg:x1="2cm" svg:y1="5.5cm" svg:x2="2.5cm" svg:y2="6cm">
          <text:p/>
        </draw:line>
        <draw:line draw:style-name="gr4" draw:text-style-name="P1" draw:layer="layout" svg:x1="1.5cm" svg:y1="6cm" svg:x2="2cm" svg:y2="6.5cm">
          <text:p/>
        </draw:line>
        <draw:line draw:style-name="gr4" draw:text-style-name="P1" draw:layer="layout" svg:x1="2cm" svg:y1="6.5cm" svg:x2="2cm" svg:y2="7cm">
          <text:p/>
        </draw:line>
        <draw:line draw:style-name="gr4" draw:text-style-name="P1" draw:layer="layout" svg:x1="2cm" svg:y1="5cm" svg:x2="2cm" svg:y2="5.5cm">
          <text:p/>
        </draw:line>
        <draw:line draw:style-name="gr4" draw:text-style-name="P1" draw:layer="layout" svg:x1="2cm" svg:y1="5.8cm" svg:x2="2cm" svg:y2="6.2cm">
          <text:p/>
        </draw:line>
        <draw:line draw:style-name="gr4" draw:text-style-name="P1" draw:layer="layout" svg:x1="2.15cm" svg:y1="6.05cm" svg:x2="2cm" svg:y2="6.2cm">
          <text:p/>
        </draw:line>
        <draw:line draw:style-name="gr4" draw:text-style-name="P1" draw:layer="layout" svg:x1="1.85cm" svg:y1="6.05cm" svg:x2="2cm" svg:y2="6.2cm">
          <text:p/>
        </draw:line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3-09T20:46:11.641000000</dc:date>
    <meta:editing-duration>PT9H20M42S</meta:editing-duration>
    <meta:editing-cycles>33</meta:editing-cycles>
    <meta:generator>LibreOffice/6.4.4.2$Windows_X86_64 LibreOffice_project/3d775be2011f3886db32dfd395a6a6d1ca2630ff</meta:generator>
    <meta:document-statistic meta:object-count="228"/>
  </office:meta>
</office:document-meta>
</file>